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694in" fo:margin-top="0in" fo:margin-bottom="0in" table:align="center" style:writing-mode="lr-tb"/>
    </style:style>
    <style:style style:name="Table1.A" style:family="table-column">
      <style:table-column-properties style:column-width="1.4632in"/>
    </style:style>
    <style:style style:name="Table1.B" style:family="table-column">
      <style:table-column-properties style:column-width="1.916in"/>
    </style:style>
    <style:style style:name="Table1.C" style:family="table-column">
      <style:table-column-properties style:column-width="3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style:border-line-width-left="0.0104in 0.0104in 0.0104in" fo:padding-left="0.0743in" fo:padding-right="0.075in" fo:padding-top="0in" fo:padding-bottom="0in" fo:border-left="2.25pt double #00000a" fo:border-right="none" fo:border-top="0.5pt solid #00000a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868in" fo:padding-right="0.075in" fo:padding-top="0in" fo:padding-bottom="0in" fo:border="0.5pt solid #00000a">
        <style:background-image/>
      </style:table-cell-properties>
    </style:style>
    <style:style style:name="Table1.C1" style:family="table-cell">
      <style:table-cell-properties style:vertical-align="middle" fo:background-color="#ffffff" style:border-line-width-right="0.0104in 0.0104in 0.0104in" fo:padding-left="0.0868in" fo:padding-right="0.075in" fo:padding-top="0in" fo:padding-bottom="0in" fo:border-left="0.5pt solid #00000a" fo:border-right="2.25pt double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middle" fo:background-color="#ffffff" style:border-line-width-left="0.0104in 0.0104in 0.0104in" fo:padding-left="0.0743in" fo:padding-right="0.075in" fo:padding-top="0in" fo:padding-bottom="0in" fo:border-left="2.25pt double #00000a" fo:border-right="none" fo:border-top="none" fo:border-bottom="0.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0868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C2" style:family="table-cell">
      <style:table-cell-properties style:vertical-align="middle" fo:background-color="#ffffff" style:border-line-width-right="0.0104in 0.0104in 0.0104in" fo:padding-left="0.0868in" fo:padding-right="0.075in" fo:padding-top="0in" fo:padding-bottom="0in" fo:border-left="0.5pt solid #00000a" fo:border-right="2.25pt double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officeooo:rsid="00119617" officeooo:paragraph-rsid="00119617"/>
    </style:style>
    <style:style style:name="P2" style:family="paragraph" style:parent-style-name="Standard">
      <style:text-properties officeooo:rsid="00119617" officeooo:paragraph-rsid="00137e5b"/>
    </style:style>
    <style:style style:name="P3" style:family="paragraph" style:parent-style-name="Standard">
      <style:text-properties officeooo:rsid="00137e5b" officeooo:paragraph-rsid="00137e5b"/>
    </style:style>
    <style:style style:name="P4" style:family="paragraph" style:parent-style-name="Standard">
      <style:text-properties officeooo:paragraph-rsid="00137e5b"/>
    </style:style>
    <style:style style:name="P5" style:family="paragraph" style:parent-style-name="Standard">
      <style:text-properties fo:font-weight="bold" officeooo:rsid="00119617" officeooo:paragraph-rsid="00119617" style:font-weight-asian="bold" style:font-weight-complex="bold"/>
    </style:style>
    <style:style style:name="P6" style:family="paragraph" style:parent-style-name="Standard">
      <style:text-properties officeooo:rsid="001559b5" officeooo:paragraph-rsid="001559b5"/>
    </style:style>
    <style:style style:name="P7" style:family="paragraph" style:parent-style-name="Standard">
      <style:text-properties officeooo:rsid="001559b5" officeooo:paragraph-rsid="00197ada"/>
    </style:style>
    <style:style style:name="P8" style:family="paragraph" style:parent-style-name="Standard">
      <style:paragraph-properties fo:margin-top="0.028in" fo:margin-bottom="0.028in" loext:contextual-spacing="false" fo:line-height="100%" fo:text-align="center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rsid="001169d7" officeooo:paragraph-rsid="001169d7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margin-top="0.028in" fo:margin-bottom="0.028in" loext:contextual-spacing="false" fo:line-height="100%" fo:text-align="center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rsid="001169d7" officeooo:paragraph-rsid="00137e5b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top="0.028in" fo:margin-bottom="0.028in" loext:contextual-spacing="false" fo:line-height="100%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rsid="001169d7" officeooo:paragraph-rsid="001169d7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top="0.028in" fo:margin-bottom="0.028in" loext:contextual-spacing="false" fo:line-height="100%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rsid="001169d7" officeooo:paragraph-rsid="00137e5b" style:font-name-asian="Times New Roman1" style:font-size-asian="10pt" style:font-name-complex="Times New Roman1" style:font-size-complex="10pt"/>
    </style:style>
    <style:style style:name="P12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rsid="001169d7" officeooo:paragraph-rsid="001169d7" style:font-name-asian="Times New Roman1" style:font-size-asian="10pt" style:font-name-complex="Times New Roman1" style:font-size-complex="10pt"/>
    </style:style>
    <style:style style:name="P13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rsid="001169d7" officeooo:paragraph-rsid="00137e5b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top="0.028in" fo:margin-bottom="0.028in" loext:contextual-spacing="false" fo:line-height="100%" fo:text-align="center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paragraph-rsid="001169d7" style:font-name-asian="Times New Roman1" style:font-size-asian="10pt" style:font-name-complex="Times New Roman1" style:font-size-complex="10pt"/>
    </style:style>
    <style:style style:name="P15" style:family="paragraph" style:parent-style-name="Standard">
      <style:paragraph-properties fo:margin-top="0.028in" fo:margin-bottom="0.028in" loext:contextual-spacing="false" fo:line-height="100%" fo:text-align="center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fo:font-weight="bold" officeooo:rsid="00137e5b" officeooo:paragraph-rsid="00137e5b" style:font-name-asian="Times New Roman1" style:font-size-asian="10pt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top="0.028in" fo:margin-bottom="0.028in" loext:contextual-spacing="false" fo:line-height="100%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fo:font-weight="bold" officeooo:rsid="00137e5b" officeooo:paragraph-rsid="00137e5b" style:font-name-asian="Times New Roman1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fo:font-weight="bold" officeooo:rsid="00137e5b" officeooo:paragraph-rsid="00137e5b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officeooo:rsid="00137e5b"/>
    </style:style>
    <style:style style:name="T2" style:family="text">
      <style:text-properties officeooo:rsid="001169d7"/>
    </style:style>
    <style:style style:name="T3" style:family="text">
      <style:text-properties officeooo:rsid="00178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4D </text:span>Test Case Documentation</text:p>
      <text:p text:style-name="P1"/>
      <text:p text:style-name="P2">The purpose of the test mode<text:span text:style-name="T1">s</text:span> <text:span text:style-name="T1">are</text:span> to validate input files before implementing a<text:span text:style-name="T1">n E4D</text:span> run mode that may use extensive computing resources. <text:s/><text:span text:style-name="T1">This eliminates waiting in a queue for input file validation on a supercomputing system, or waiting for an extended period of time only to find an input file error down-the-line in the processing. <text:s/></text:span></text:p>
      <text:p text:style-name="P1"/>
      <text:p text:style-name="P3">There are four test run modes provided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Run Mode</text:p>
          </table:table-cell>
          <table:table-cell table:style-name="Table1.B1" office:value-type="string">
            <text:p text:style-name="P16">Function</text:p>
          </table:table-cell>
          <table:table-cell table:style-name="Table1.C1" office:value-type="string">
            <text:p text:style-name="P17">Description</text:p>
          </table:table-cell>
        </table:table-row>
        <table:table-row table:style-name="Table1.1">
          <table:table-cell table:style-name="Table1.A2" office:value-type="string">
            <text:p text:style-name="P9">ERT0</text:p>
          </table:table-cell>
          <table:table-cell table:style-name="Table1.B2" office:value-type="string">
            <text:p text:style-name="P11">ER Test input</text:p>
          </table:table-cell>
          <table:table-cell table:style-name="Table1.C2" office:value-type="string">
            <text:p text:style-name="P13">Validates input files for ERT run modes</text:p>
          </table:table-cell>
        </table:table-row>
        <table:table-row table:style-name="Table1.1">
          <table:table-cell table:style-name="Table1.A2" office:value-type="string">
            <text:p text:style-name="P8">ERTtank0</text:p>
          </table:table-cell>
          <table:table-cell table:style-name="Table1.B2" office:value-type="string">
            <text:p text:style-name="P10">ERT Tank test input</text:p>
          </table:table-cell>
          <table:table-cell table:style-name="Table1.C2" office:value-type="string">
            <text:p text:style-name="P12">Validates input files for ERT tank run modes</text:p>
          </table:table-cell>
        </table:table-row>
        <table:table-row table:style-name="Table1.1">
          <table:table-cell table:style-name="Table1.A2" office:value-type="string">
            <text:p text:style-name="P8">SIP0</text:p>
          </table:table-cell>
          <table:table-cell table:style-name="Table1.B2" office:value-type="string">
            <text:p text:style-name="P10">SIP test input</text:p>
          </table:table-cell>
          <table:table-cell table:style-name="Table1.C2" office:value-type="string">
            <text:p text:style-name="P12">Validates input files for SIP run modes</text:p>
          </table:table-cell>
        </table:table-row>
        <table:table-row table:style-name="Table1.1">
          <table:table-cell table:style-name="Table1.A2" office:value-type="string">
            <text:p text:style-name="P14">SIPtank<text:span text:style-name="T2">0</text:span></text:p>
          </table:table-cell>
          <table:table-cell table:style-name="Table1.B2" office:value-type="string">
            <text:p text:style-name="P10">SIP Tank test input</text:p>
          </table:table-cell>
          <table:table-cell table:style-name="Table1.C2" office:value-type="string">
            <text:p text:style-name="P12">Validates input files for SIP tank run modes</text:p>
          </table:table-cell>
        </table:table-row>
      </table:table>
      <text:p text:style-name="P4"/>
      <text:p text:style-name="P7">Each test run mode <text:span text:style-name="T3">validates all input files associated within a particular function (e.g. ERT, ERTtank, SIP, SIPtank). <text:s/>The ascii files entered in e4d.inp will decide the validation that takes place. <text:s/>For example ERT0 will validate all input files associated with mesh generation, forward modeling, inverse modeling and time-lapse inverse modeling. <text:s/>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0:47:02.130128113</meta:creation-date>
    <dc:date>2019-10-01T13:14:58.300666537</dc:date>
    <meta:editing-duration>PT2H3M32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170" meta:character-count="1036" meta:non-whitespace-character-count="878"/>
  </office:meta>
</office:document-meta>
</file>